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vityRecoveryDaoImpl.getRe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RecoveryDaoImpl.getActivity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RecoveryDaoImpl.getDetail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ctivityRecoveryDaoImpl.get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RecoveryDaoImpl.getRea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RecoveryDaoImpl.getActions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RecoveryDaoImpl.getD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RecoveryDaoImpl.get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RecoveryDaoImpl.ActivityRecoveryDaoImpl( SessionManager sm , HActivityRecovery recov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